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numero de seri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Lenovo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Lenov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Acer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Lapt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Arial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08:51:16.21473008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20:48:57.619375307</meta:creation-date>
    <dc:date>2024-08-05T13:30:11.760022796</dc:date>
    <meta:editing-duration>PT4H40M18S</meta:editing-duration>
    <meta:editing-cycles>11</meta:editing-cycles>
    <meta:generator>LibreOffice/7.6.4.1$Linux_X86_64 LibreOffice_project/60$Build-1</meta:generator>
    <meta:document-statistic meta:table-count="1" meta:cell-count="16" meta:object-count="0"/>
  </office:meta>
</office:document-meta>
</file>